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8a74" officeooo:paragraph-rsid="000b8a74"/>
    </style:style>
    <style:style style:name="P2" style:family="paragraph" style:parent-style-name="Table_20_Contents">
      <style:text-properties officeooo:rsid="000b8a74" officeooo:paragraph-rsid="000b8a74"/>
    </style:style>
    <style:style style:name="P3" style:family="paragraph" style:parent-style-name="Table_20_Contents">
      <style:text-properties officeooo:rsid="000ce9ca" officeooo:paragraph-rsid="000ce9ca"/>
    </style:style>
    <style:style style:name="P4" style:family="paragraph" style:parent-style-name="Table_20_Contents">
      <style:text-properties officeooo:rsid="000b8a74" officeooo:paragraph-rsid="000b8a74"/>
    </style:style>
    <style:style style:name="T1" style:family="text">
      <style:text-properties officeooo:rsid="000ce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</text:p>
          </table:table-cell>
          <table:table-cell table:style-name="Tabella1.B1" office:value-type="string">
            <text:p text:style-name="Table_20_Contents"/>
            <text:p text:style-name="Table_20_Contents"/>
          </table:table-cell>
        </table:table-row>
        <table:table-row>
          <table:table-cell table:style-name="Tabella1.A2" office:value-type="string">
            <text:p text:style-name="P2">Attore/<text:span text:style-name="T1">i</text:span>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">Precondizioni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2">Scenario <text:span text:style-name="T1">Principale</text:span>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2">Scenario Alternativo</text:p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">Postcondizioni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Scenari altrnativi aggiungo una riga per ogni scenario alternativo possib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14:18.866649483</meta:creation-date>
    <dc:date>2018-09-12T09:21:55.645047354</dc:date>
    <meta:editing-duration>PT6M3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7" meta:word-count="18" meta:character-count="154" meta:non-whitespace-character-count="143"/>
  </office:meta>
</office:document-meta>
</file>